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59cm"/>
    </style:style>
    <style:style style:name="co2" style:family="table-column">
      <style:table-column-properties fo:break-before="auto" style:column-width="2.252cm"/>
    </style:style>
    <style:style style:name="co3" style:family="table-column">
      <style:table-column-properties fo:break-before="auto" style:column-width="1.993cm"/>
    </style:style>
    <style:style style:name="co4" style:family="table-column">
      <style:table-column-properties fo:break-before="auto" style:column-width="7.45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map style:condition="cell-content()&gt;=1000000000" style:apply-style-name="Untitled1" style:base-cell-address="results.C1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3"/>
        <table:table-column table:style-name="co4" table:default-cell-style-name="ce4"/>
        <table:table-column table:style-name="co5" table:number-columns-repeated="1018" table:default-cell-style-name="ce1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ersion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Percentag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</text:p>
          </table:table-cell>
          <table:table-cell table:style-name="ce1" office:value-type="string" calcext:value-type="string">
            <text:p>-----------------</text:p>
          </table:table-cell>
          <table:table-cell table:formula="of:=SUM([.C3:.C300])" office:value-type="float" office:value="1952886784" calcext:value-type="float">
            <text:p>1952.89 MB</text:p>
          </table:table-cell>
          <table:table-cell table:formula="of:=SUM([.D3:.D300])" office:value-type="float" office:value="1799368704" calcext:value-type="float">
            <text:p>1799.37 MB</text:p>
          </table:table-cell>
          <table:table-cell table:formula="of:=[.C2]-[.D2]" office:value-type="float" office:value="153518080" calcext:value-type="float">
            <text:p>153.52 MB</text:p>
          </table:table-cell>
          <table:table-cell table:formula="of:=ROUND([.D2]/[.C2]*100;2) &amp; &quot;% // &quot; &amp; ROUND(AVERAGE([.F3:.F300])*100;2) &amp; &quot;%&quot;" office:value-type="string" office:string-value="92.14% // 84.11%" calcext:value-type="string">
            <text:p>92.14% // 84.11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netest</text:p>
          </table:table-cell>
          <table:table-cell office:value-type="string" calcext:value-type="string">
            <text:p>0.4.17.1</text:p>
          </table:table-cell>
          <table:table-cell office:value-type="float" office:value="34656256" calcext:value-type="float">
            <text:p>34.66 MB</text:p>
          </table:table-cell>
          <table:table-cell office:value-type="float" office:value="29270016" calcext:value-type="float">
            <text:p>29.27 MB</text:p>
          </table:table-cell>
          <table:table-cell table:formula="of:=[.C3]-[.D3]" office:value-type="float" office:value="5386240" calcext:value-type="float">
            <text:p>5.39 MB</text:p>
          </table:table-cell>
          <table:table-cell table:formula="of:=[.D3]/[.C3]" office:value-type="percentage" office:value="0.844581018792105" calcext:value-type="percentage">
            <text:p>84.46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nSonic</text:p>
          </table:table-cell>
          <table:table-cell office:value-type="string" calcext:value-type="string">
            <text:p>0.1.4</text:p>
          </table:table-cell>
          <table:table-cell office:value-type="float" office:value="18911232" calcext:value-type="float">
            <text:p>18.91 MB</text:p>
          </table:table-cell>
          <table:table-cell office:value-type="float" office:value="16928768" calcext:value-type="float">
            <text:p>16.93 MB</text:p>
          </table:table-cell>
          <table:table-cell table:formula="of:=[.C4]-[.D4]" office:value-type="float" office:value="1982464" calcext:value-type="float">
            <text:p>1.98 MB</text:p>
          </table:table-cell>
          <table:table-cell table:formula="of:=[.D4]/[.C4]" office:value-type="percentage" office:value="0.895170023824995" calcext:value-type="percentage">
            <text:p>89.52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kemon Uranium</text:p>
          </table:table-cell>
          <table:table-cell office:value-type="string" calcext:value-type="string">
            <text:p>1.2.4</text:p>
          </table:table-cell>
          <table:table-cell office:value-type="float" office:value="327757824" calcext:value-type="float">
            <text:p>327.76 MB</text:p>
          </table:table-cell>
          <table:table-cell office:value-type="float" office:value="317083648" calcext:value-type="float">
            <text:p>317.08 MB</text:p>
          </table:table-cell>
          <table:table-cell table:formula="of:=[.C5]-[.D5]" office:value-type="float" office:value="10674176" calcext:value-type="float">
            <text:p>10.67 MB</text:p>
          </table:table-cell>
          <table:table-cell table:formula="of:=[.D5]/[.C5]" office:value-type="percentage" office:value="0.967432734725503" calcext:value-type="percentage">
            <text:p>96.74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be 2: Sauerbraten</text:p>
          </table:table-cell>
          <table:table-cell office:value-type="string" calcext:value-type="string">
            <text:p>2020/12/27</text:p>
          </table:table-cell>
          <table:table-cell office:value-type="float" office:value="1095294976" calcext:value-type="float">
            <text:p>1095.29 MB</text:p>
          </table:table-cell>
          <table:table-cell office:value-type="float" office:value="1051418624" calcext:value-type="float">
            <text:p>1051.42 MB</text:p>
          </table:table-cell>
          <table:table-cell table:formula="of:=[.C6]-[.D6]" office:value-type="float" office:value="43876352" calcext:value-type="float">
            <text:p>43.88 MB</text:p>
          </table:table-cell>
          <table:table-cell table:formula="of:=[.D6]/[.C6]" office:value-type="percentage" office:value="0.959941063401719" calcext:value-type="percentage">
            <text:p>95.99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warf Fortress</text:p>
          </table:table-cell>
          <table:table-cell office:value-type="string" calcext:value-type="string">
            <text:p>0.47.04</text:p>
          </table:table-cell>
          <table:table-cell office:value-type="float" office:value="33484800" calcext:value-type="float">
            <text:p>33.48 MB</text:p>
          </table:table-cell>
          <table:table-cell office:value-type="float" office:value="19111936" calcext:value-type="float">
            <text:p>19.11 MB</text:p>
          </table:table-cell>
          <table:table-cell table:formula="of:=[.C7]-[.D7]" office:value-type="float" office:value="14372864" calcext:value-type="float">
            <text:p>14.37 MB</text:p>
          </table:table-cell>
          <table:table-cell table:formula="of:=[.D7]/[.C7]" office:value-type="percentage" office:value="0.570764525993884" calcext:value-type="percentage">
            <text:p>57.08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n Dungeons</text:p>
          </table:table-cell>
          <table:table-cell office:value-type="string" calcext:value-type="string">
            <text:p>0.7.1</text:p>
          </table:table-cell>
          <table:table-cell office:value-type="float" office:value="201629696" calcext:value-type="float">
            <text:p>201.63 MB</text:p>
          </table:table-cell>
          <table:table-cell office:value-type="float" office:value="178024448" calcext:value-type="float">
            <text:p>178.02 MB</text:p>
          </table:table-cell>
          <table:table-cell table:formula="of:=[.C8]-[.D8]" office:value-type="float" office:value="23605248" calcext:value-type="float">
            <text:p>23.61 MB</text:p>
          </table:table-cell>
          <table:table-cell table:formula="of:=[.D8]/[.C8]" office:value-type="percentage" office:value="0.882927721122984" calcext:value-type="percentage">
            <text:p>88.29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iday Night Funkin’</text:p>
          </table:table-cell>
          <table:table-cell table:style-name="ce1" office:value-type="string" calcext:value-type="string">
            <text:p>-----------------</text:p>
          </table:table-cell>
          <table:table-cell office:value-type="float" office:value="187727872" calcext:value-type="float">
            <text:p>187.73 MB</text:p>
          </table:table-cell>
          <table:table-cell office:value-type="float" office:value="142024704" calcext:value-type="float">
            <text:p>142.02 MB</text:p>
          </table:table-cell>
          <table:table-cell table:formula="of:=[.C9]-[.D9]" office:value-type="float" office:value="45703168" calcext:value-type="float">
            <text:p>45.70 MB</text:p>
          </table:table-cell>
          <table:table-cell table:formula="of:=[.D9]/[.C9]" office:value-type="percentage" office:value="0.756545644964217" calcext:value-type="percentage">
            <text:p>75.6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y Hero Dating Simulator</text:p>
          </table:table-cell>
          <table:table-cell office:value-type="float" office:value="0.4" calcext:value-type="float">
            <text:p>0.4</text:p>
          </table:table-cell>
          <table:table-cell office:value-type="float" office:value="53424128" calcext:value-type="float">
            <text:p>53.42 MB</text:p>
          </table:table-cell>
          <table:table-cell office:value-type="float" office:value="45506560" calcext:value-type="float">
            <text:p>45.51 MB</text:p>
          </table:table-cell>
          <table:table-cell table:formula="of:=[.C10]-[.D10]" office:value-type="float" office:value="7917568" calcext:value-type="float">
            <text:p>7.92 MB</text:p>
          </table:table-cell>
          <table:table-cell table:formula="of:=[.D10]/[.C10]" office:value-type="percentage" office:value="0.851797899256306" calcext:value-type="percentage">
            <text:p>85.18%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results.C1:results.E1048576">
            <calcext:condition calcext:apply-style-name="Untitled1" calcext:value="&gt;=1000000000" calcext:base-cell-address="results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number number:decimal-places="2" number:min-decimal-places="2" number:min-integer-digits="1" number:display-factor="1000000000"/>
      <number:text> GB</number:text>
    </number:number-style>
    <number:number-style style:name="N112P1" style:volatile="true">
      <number:number number:decimal-places="2" number:min-decimal-places="2" number:min-integer-digits="1" number:display-factor="1000000000000"/>
      <number:text> TB</number:text>
    </number:number-style>
    <number:number-style style:name="N112">
      <number:number number:decimal-places="2" number:min-decimal-places="2" number:min-integer-digits="1" number:grouping="true" number:display-factor="1000000000000000"/>
      <number:text> PB</number:text>
      <style:map style:condition="value()&lt;1000000000000" style:apply-style-name="N112P0"/>
      <style:map style:condition="value()&lt;1000000000000000" style:apply-style-name="N112P1"/>
    </number:number-style>
    <number:number-style style:name="N111P0" style:volatile="true">
      <number:number number:decimal-places="2" number:min-decimal-places="2" number:min-integer-digits="1"/>
      <number:text>  B</number:text>
    </number:number-style>
    <number:number-style style:name="N111P1" style:volatile="true">
      <number:number number:decimal-places="2" number:min-decimal-places="2" number:min-integer-digits="1" number:display-factor="1000"/>
      <number:text> KB</number:text>
    </number:number-style>
    <number:number-style style:name="N111">
      <number:number number:decimal-places="2" number:min-decimal-places="2" number:min-integer-digits="1" number:display-factor="1000000"/>
      <number:text> MB</number:text>
      <style:map style:condition="value()&lt;1000" style:apply-style-name="N111P0"/>
      <style:map style:condition="value()&lt;1000000" style:apply-style-name="N111P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 style:data-style-name="N112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8-15T23:28:25.500486043</dc:date>
    <meta:editing-duration>PT1H34M26S</meta:editing-duration>
    <meta:editing-cycles>8</meta:editing-cycles>
    <meta:generator>LibreOffice/7.0.6.2$Linux_X86_64 LibreOffice_project/00$Build-2</meta:generator>
    <meta:document-statistic meta:table-count="1" meta:cell-count="60" meta:object-count="0"/>
  </office:meta>
</office:document-meta>
</file>